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Lien_32_hypertexte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3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4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4.05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mplemen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6</text:p>
          </table:table-cell>
          <table:table-cell office:value-type="string" table:style-name="ce24">
            <text:p>Removing listener</text:p>
          </table:table-cell>
          <table:table-cell office:value-type="string" table:style-name="ce25">
            <text:p>- Remove invitation listener because there is already Intents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9</text:p>
          </table:table-cell>
          <table:table-cell office:value-type="string" table:style-name="ce24">
            <text:p>Add geoloc listener</text:p>
          </table:table-cell>
          <table:table-cell office:value-type="string" table:style-name="ce25">
            <text:p>- Add a callback listener for geoloc exchange during chat as for GSh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26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8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ew version</text:p>
          </table:table-cell>
          <table:table-cell office:value-type="string" table:style-name="ce40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4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8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2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31">
            <text:p>In progress</text:p>
          </table:table-cell>
          <table:table-cell office:value-type="string" table:style-name="ce39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ot reviewed</text:p>
          </table:table-cell>
          <table:table-cell office:value-type="string" table:style-name="ce44">
            <text:p><text:a xlink:href="https://rcsjta.googlecode.com/git/docs/CR/CR_blackbird_5.2/RCSJTA_TT_BB_CR037_Generic_ExceptionHandling.doc">https://rcsjta.googlecode.com/git/docs/CR/CR_blackbird_5.2/RCSJTA_TT_BB_CR037_Generic_ExceptionHandling.doc</text:a></text:p>
          </table:table-cell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22T07:23:05Z</dc:date>
    <meta:editing-cycles>31</meta:editing-cycles>
    <meta:editing-duration>PT12357S</meta:editing-duration>
  </office:meta>
</office:document-meta>
</file>